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1c1c1c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style:font-name="Liberation Serif" fo:font-weight="bold" style:font-name-asian="NSimSun" style:font-weight-asian="bold" style:font-name-complex="Arial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26cm" fo:min-width="0.928cm" style:run-through="foreground"/>
    </style:style>
    <style:style style:name="gr3" style:family="graphic">
      <style:graphic-properties draw:fill-color="#1c1c1c" draw:textarea-horizontal-align="justify" draw:textarea-vertical-align="middle" draw:auto-grow-height="false" fo:min-height="0.332cm" fo:min-width="0.233cm" style:run-through="foreground"/>
    </style:style>
    <style:style style:name="gr4" style:family="graphic">
      <style:graphic-properties draw:fill-color="#000000" draw:textarea-horizontal-align="justify" draw:textarea-vertical-align="middle" draw:auto-grow-height="false" fo:min-height="0.28cm" fo:min-width="0.28cm" style:run-through="foreground"/>
    </style:style>
    <style:style style:name="gr5" style:family="graphic">
      <style:graphic-properties draw:textarea-horizontal-align="justify" draw:textarea-vertical-align="middle" draw:auto-grow-height="false" fo:min-height="0.924cm" fo:min-width="0.931cm" style:run-through="foreground"/>
    </style:style>
    <style:style style:name="gr6" style:family="graphic">
      <style:graphic-properties draw:fill-color="#1c1c1c" draw:textarea-horizontal-align="justify" draw:textarea-vertical-align="middle" draw:auto-grow-height="false" fo:min-height="0.33cm" fo:min-width="0.233cm" style:run-through="foreground"/>
    </style:style>
    <style:style style:name="gr7" style:family="graphic">
      <style:graphic-properties draw:stroke="none" svg:stroke-color="#000000" draw:fill="none" draw:fill-color="#ffffff" fo:min-height="1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/>
    </style:style>
    <style:style style:name="gr11" style:family="graphic">
      <style:graphic-properties svg:stroke-color="#729fcf" draw:textarea-horizontal-align="justify" draw:textarea-vertical-align="middle" draw:auto-grow-height="false" fo:min-height="6.706cm" fo:min-width="0.997cm" style:run-through="foreground"/>
    </style:style>
    <style:style style:name="gr12" style:family="graphic">
      <style:graphic-properties svg:stroke-width="0.081cm" svg:stroke-color="#ff7f00" draw:marker-start="Arrow" draw:marker-start-width="0.474cm" draw:marker-end="Dimension_20_Lines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13" style:family="graphic">
      <style:graphic-properties draw:fill-color="#000000" draw:textarea-horizontal-align="justify" draw:textarea-vertical-align="middle" draw:auto-grow-height="false" fo:min-height="0.141cm" fo:min-width="0.141cm" style:run-through="foreground"/>
    </style:style>
    <style:style style:name="gr14" style:family="graphic">
      <style:graphic-properties svg:stroke-width="0.081cm" svg:stroke-color="#ff7f00" draw:marker-start="Dimension_20_Lines" draw:marker-start-width="0.474cm" draw:marker-end="Arrow" draw:marker-end-width="0.474cm" draw:textarea-horizontal-align="center" draw:textarea-vertical-align="middle" fo:padding-top="0.041cm" fo:padding-bottom="0.041cm" fo:padding-left="0.041cm" fo:padding-right="0.041cm" style:run-through="foreground"/>
    </style:style>
    <style:style style:name="gr15" style:family="graphic">
      <style:graphic-properties draw:stroke="none" svg:stroke-color="#000000" draw:fill="none" draw:fill-color="#ffffff" fo:min-height="0.646cm" style:run-through="foreground"/>
    </style:style>
    <style:style style:name="gr16" style:family="graphic">
      <style:graphic-properties draw:stroke="none" svg:stroke-color="#000000" draw:fill="none" draw:fill-color="#ffffff" fo:min-height="15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vertical-pos="from-top" style:vertical-rel="paragraph" style:horizontal-pos="from-left" style:horizontal-rel="paragraph"/>
    </style:style>
    <style:style style:name="gr18" style:family="graphic">
      <style:graphic-properties draw:fill-color="#1c1c1c" draw:textarea-horizontal-align="justify" draw:textarea-vertical-align="middle" draw:auto-grow-height="false" fo:min-height="0.33cm" fo:min-width="0.231cm" style:run-through="foreground"/>
    </style:style>
    <style:style style:name="gr19" style:family="graphic">
      <style:graphic-properties draw:stroke="none" svg:stroke-color="#000000" draw:fill="none" draw:fill-color="#ffffff" fo:min-height="12.7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draw:g text:anchor-type="paragraph" draw:z-index="0" draw:style-name="gr1"><draw:custom-shape draw:name="Form1" draw:style-name="gr2" svg:width="1.027cm" svg:height="1.026cm" svg:x="0.852cm" svg:y="7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3" draw:text-style-name="P2" svg:width="0.465cm" svg:height="0.992cm" svg:x="1.117cm" svg:y="7.645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" draw:style-name="gr1"><draw:custom-shape draw:name="Form1" draw:style-name="gr2" svg:width="1.027cm" svg:height="1.026cm" svg:x="3.438cm" svg:y="2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3.741cm" svg:y="2.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" draw:style-name="gr1"><draw:custom-shape draw:name="Form1" draw:style-name="gr5" svg:width="1.031cm" svg:height="1.024cm" draw:transform="rotate (-1.5707963267949) translate (1.84679166666667cm 2.06904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2" svg:width="0.465cm" svg:height="0.99cm" draw:transform="rotate (-1.5707963267949) translate (1.38641666666667cm 2.33538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3" draw:style-name="gr1"><draw:custom-shape draw:name="Form1" draw:style-name="gr5" svg:width="1.031cm" svg:height="1.024cm" draw:transform="rotate (-3.14159265358979) translate (1.89794444444444cm 6.880930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2" svg:width="0.465cm" svg:height="0.99cm" draw:transform="rotate (-3.14159265358979) translate (1.63159722222222cm 6.4205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4" draw:style-name="gr1"><draw:custom-shape draw:name="Form1" draw:style-name="gr5" svg:width="1.031cm" svg:height="1.024cm" draw:transform="rotate (1.5707963267949) translate (0.859013888888889cm 4.3479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2" svg:width="0.465cm" svg:height="0.99cm" draw:transform="rotate (1.5707963267949) translate (1.31938888888889cm 4.08163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6" draw:style-name="gr1"><draw:custom-shape draw:name="Form1" draw:style-name="gr2" svg:width="1.027cm" svg:height="1.026cm" svg:x="3.38cm" svg:y="3.2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3.683cm" svg:y="3.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7" draw:style-name="gr1"><draw:custom-shape draw:name="Form1" draw:style-name="gr2" svg:width="1.027cm" svg:height="1.026cm" svg:x="3.415cm" svg:y="5.8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3.718cm" svg:y="6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8" draw:style-name="gr1"><draw:custom-shape draw:name="Form1" draw:style-name="gr2" svg:width="1.027cm" svg:height="1.026cm" svg:x="3.395cm" svg:y="7.2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3.698cm" svg:y="7.5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9" draw:style-name="gr1"><draw:custom-shape draw:name="Form1" draw:style-name="gr2" svg:width="1.027cm" svg:height="1.026cm" svg:x="0.829cm" svg:y="9.8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1.132cm" svg:y="10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0" draw:style-name="gr1"><draw:custom-shape draw:name="Form1" draw:style-name="gr5" svg:width="1.031cm" svg:height="1.024cm" draw:transform="rotate (-1.5707963267949) translate (4.34093055555556cm 9.78429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2" svg:width="0.465cm" svg:height="0.99cm" draw:transform="rotate (-1.5707963267949) translate (3.88055555555556cm 10.0488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1" draw:style-name="gr1"><draw:custom-shape draw:name="Form1" draw:style-name="gr5" svg:width="1.031cm" svg:height="1.024cm" draw:transform="rotate (1.5707963267949) translate (3.25966666666667cm 12.214930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2" svg:width="0.465cm" svg:height="0.99cm" draw:transform="rotate (1.5707963267949) translate (3.72004166666667cm 11.9485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2" draw:style-name="gr1"><draw:custom-shape draw:name="Form1" draw:style-name="gr2" svg:width="1.027cm" svg:height="1.026cm" svg:x="0.829cm" svg:y="11.1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1.132cm" svg:y="11.4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3" draw:style-name="gr1"><draw:custom-shape draw:name="Form1" draw:style-name="gr2" svg:width="1.027cm" svg:height="1.026cm" svg:x="0.773cm" svg:y="13.9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1.076cm" svg:y="14.2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4" draw:style-name="gr1"><draw:custom-shape draw:name="Form1" draw:style-name="gr2" svg:width="1.027cm" svg:height="1.026cm" svg:x="0.773cm" svg:y="15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1.076cm" svg:y="15.5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15" draw:style-name="gr1"><draw:custom-shape draw:name="Form1" draw:style-name="gr2" svg:width="1.027cm" svg:height="1.026cm" svg:x="3.161cm" svg:y="15.1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3" draw:text-style-name="P2" svg:width="0.465cm" svg:height="0.992cm" svg:x="3.426cm" svg:y="15.59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6" draw:style-name="gr1"><draw:custom-shape draw:name="Form1" draw:style-name="gr5" svg:width="1.031cm" svg:height="1.024cm" draw:transform="rotate (-3.14159265358979) translate (4.206875cm 14.83077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6" draw:text-style-name="P2" svg:width="0.465cm" svg:height="0.99cm" draw:transform="rotate (-3.14159265358979) translate (3.94052777777778cm 14.370402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1" draw:style-name="gr1"><draw:g draw:style-name="gr10"><draw:custom-shape draw:name="Form3" draw:style-name="gr11" svg:width="1.103cm" svg:height="6.813cm" draw:transform="rotate (0.767944870877505) translate (19.3939583333333cm 5.60034722222222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11" svg:width="1.103cm" svg:height="6.813cm" draw:transform="rotate (-0.785398163397448) translate (24.1935cm 4.781902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ellipse draw:name="Form6" draw:style-name="gr12" draw:text-style-name="P4" svg:width="1.964cm" svg:height="1.92cm" svg:x="23.267cm" svg:y="4.547cm" draw:kind="arc" draw:start-angle="328.91" draw:end-angle="270.63"><text:p/></draw:ellipse><draw:ellipse draw:name="Form6" draw:style-name="gr12" draw:text-style-name="P4" svg:width="1.964cm" svg:height="1.92cm" svg:x="19.011cm" svg:y="8.78cm" draw:kind="arc" draw:start-angle="328.91" draw:end-angle="270.63"><text:p/></draw:ellipse><draw:custom-shape draw:name="Form3" draw:style-name="gr13" draw:text-style-name="P3" svg:width="0.198cm" svg:height="0.198cm" svg:x="19.997cm" svg:y="9.5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3" svg:width="0.198cm" svg:height="0.198cm" svg:x="20.055cm" svg:y="5.5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3" svg:width="0.198cm" svg:height="0.198cm" svg:x="24.068cm" svg:y="5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3" svg:width="0.198cm" svg:height="0.198cm" svg:x="24.068cm" svg:y="9.6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name="Form6" draw:style-name="gr14" draw:text-style-name="P4" svg:width="1.964cm" svg:height="1.92cm" svg:x="19.166cm" svg:y="4.621cm" draw:kind="arc" draw:start-angle="328.91" draw:end-angle="270.63"><text:p/></draw:ellipse><draw:ellipse draw:name="Form6" draw:style-name="gr14" draw:text-style-name="P4" svg:width="1.964cm" svg:height="1.92cm" svg:x="23.223cm" svg:y="8.826cm" draw:kind="arc" draw:start-angle="328.91" draw:end-angle="270.63"><text:p/></draw:ellipse><draw:frame draw:name="Form4" draw:style-name="gr15" draw:text-style-name="P6" svg:width="0.853cm" svg:height="0.646cm" svg:x="19.979cm" svg:y="5.011cm"><draw:text-box><text:p>FL</text:p></draw:text-box></draw:frame><draw:frame draw:name="Form4" draw:style-name="gr15" draw:text-style-name="P6" svg:width="0.853cm" svg:height="0.646cm" svg:x="23.978cm" svg:y="4.939cm"><draw:text-box><text:p>FR</text:p></draw:text-box></draw:frame><draw:frame draw:name="Form4" draw:style-name="gr15" draw:text-style-name="P6" svg:width="0.853cm" svg:height="0.646cm" svg:x="20.122cm" svg:y="9.01cm"><draw:text-box><text:p>RL</text:p></draw:text-box></draw:frame><draw:frame draw:name="Form4" draw:style-name="gr15" draw:text-style-name="P6" svg:width="0.853cm" svg:height="0.646cm" svg:x="23.738cm" svg:y="9.098cm"><draw:text-box><text:p>RR</text:p></draw:text-box></draw:frame></draw:g><draw:frame text:anchor-type="paragraph" draw:z-index="5" draw:name="Form1" draw:style-name="gr7" draw:text-style-name="P5" svg:width="4.479cm" svg:height="1.02cm" svg:x="0.536cm" svg:y="0.437cm"><draw:text-box><text:p text:style-name="P4"><text:span text:style-name="T1">Fernbedienung</text:span></text:p><text:p text:style-name="P4">Links <text:tab/> <text:s/><text:tab/>Rechts</text:p></draw:text-box></draw:frame><draw:frame text:anchor-type="paragraph" draw:z-index="17" draw:name="Form2" draw:style-name="gr8" draw:text-style-name="P6" svg:width="1.147cm" svg:height="0.839cm" svg:x="2.101cm" svg:y="2.891cm"><draw:text-box><text:p>YAW</text:p></draw:text-box></draw:frame><draw:frame text:anchor-type="paragraph" draw:z-index="18" draw:name="Form2" draw:style-name="gr9" draw:text-style-name="P6" svg:width="1.518cm" svg:height="0.976cm" svg:x="2.011cm" svg:y="6.886cm"><draw:text-box><text:p>Throttle</text:p></draw:text-box></draw:frame><draw:frame text:anchor-type="paragraph" draw:z-index="19" draw:name="Form2" draw:style-name="gr9" draw:text-style-name="P7" svg:width="1.313cm" svg:height="0.976cm" svg:x="1.947cm" svg:y="10.784cm"><draw:text-box><text:p><text:span text:style-name="T2">PITCH</text:span></text:p></draw:text-box></draw:frame><draw:frame text:anchor-type="paragraph" draw:z-index="20" draw:name="Form2" draw:style-name="gr9" draw:text-style-name="P7" svg:width="1.313cm" svg:height="0.976cm" svg:x="1.97cm" svg:y="14.831cm"><draw:text-box><text:p><text:span text:style-name="T2">ROLL</text:span></text:p></draw:text-box></draw:frame><draw:frame text:anchor-type="paragraph" draw:z-index="22" draw:name="Form3" draw:style-name="gr16" draw:text-style-name="P6" svg:width="9.286cm" svg:height="15.581cm" svg:x="7.892cm" svg:y="0.552cm"><draw:text-box><text:p><text:span text:style-name="T1">FL</text:span><text:span text:style-name="T1"><text:tab/></text:span><text:span text:style-name="T1"><text:tab/></text:span><text:span text:style-name="T1"><text:tab/></text:span><text:span text:style-name="T1">FR</text:span><text:span text:style-name="T1"><text:tab/></text:span><text:span text:style-name="T1"><text:tab/></text:span><text:span text:style-name="T1">RL</text:span><text:span text:style-name="T1"><text:tab/></text:span><text:span text:style-name="T1"><text:tab/></text:span><text:span text:style-name="T1">RR</text:span></text:p><text:p/><text:p/><text:p><text:span text:style-name="T1">⇑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/></text:p><text:p><text:span text:style-name="T3"/></text:p><text:p><text:span text:style-name="T3">⇑</text:span><text:span text:style-name="T3"><text:tab/>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⇑</text:span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/text:p><text:p><text:span text:style-name="T3"/></text:p><text:p><text:span text:style-name="T3"/></text:p><text:p><text:span text:style-name="T3">⇑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/></text:p><text:p><text:span text:style-name="T3"/></text:p><text:p><text:span text:style-name="T3">⇑</text:span><text:span text:style-name="T3"><text:tab/>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⇑</text:span></text:p><text:p><text:span text:style-name="T3"/></text:p></draw:text-box></draw:frame><draw:frame text:anchor-type="paragraph" draw:z-index="26" draw:name="Form1" draw:style-name="gr7" draw:text-style-name="P5" svg:width="4.479cm" svg:height="1.02cm" svg:x="0.536cm" svg:y="0.437cm"><draw:text-box><text:p text:style-name="P4"><text:span text:style-name="T1">Fernbedienung</text:span></text:p><text:p text:style-name="P4">Links <text:tab/> <text:s/><text:tab/>Rechts</text:p></draw:text-box></draw:frame></text:p>
      <text:p text:style-name="P1"><draw:g text:anchor-type="paragraph" draw:z-index="28" draw:style-name="gr17"><draw:g draw:style-name="gr10"><draw:custom-shape draw:name="Form1" draw:style-name="gr2" svg:width="1.027cm" svg:height="1.026cm" svg:x="1.014cm" svg:y="11.6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1.317cm" svg:y="11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1" draw:style-name="gr2" svg:width="1.027cm" svg:height="1.026cm" svg:x="3.549cm" svg:y="11.5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18" draw:text-style-name="P2" svg:width="0.461cm" svg:height="0.99cm" draw:transform="rotate (-0.785398163397449) translate (3.91054166666667cm 11.8850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draw:g><draw:g text:anchor-type="paragraph" draw:z-index="24" draw:style-name="gr17"><draw:g draw:style-name="gr10"><draw:custom-shape draw:name="Form1" draw:style-name="gr2" svg:width="1.027cm" svg:height="1.026cm" svg:x="1.007cm" svg:y="8.9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1.31cm" svg:y="9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1" draw:style-name="gr2" svg:width="1.027cm" svg:height="1.026cm" svg:x="3.489cm" svg:y="8.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18" draw:text-style-name="P2" svg:width="0.461cm" svg:height="0.99cm" draw:transform="rotate (-2.35619449019235) translate (4.19276388888889cm 9.338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draw:g><draw:g text:anchor-type="paragraph" draw:z-index="25" draw:style-name="gr17"><draw:g draw:style-name="gr10"><draw:custom-shape draw:name="Form1" draw:style-name="gr2" svg:width="1.027cm" svg:height="1.026cm" svg:x="0.997cm" svg:y="6.4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1.3cm" svg:y="6.6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1" draw:style-name="gr2" svg:width="1.027cm" svg:height="1.026cm" svg:x="3.385cm" svg:y="6.4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18" draw:text-style-name="P2" svg:width="0.461cm" svg:height="0.99cm" draw:transform="rotate (2.35619449019234) translate (4.01990277777778cm 7.1684444444444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draw:g><draw:g text:anchor-type="paragraph" draw:z-index="23" draw:style-name="gr17"><draw:g draw:style-name="gr10"><draw:custom-shape draw:name="Form1" draw:style-name="gr2" svg:width="1.027cm" svg:height="1.026cm" svg:x="0.997cm" svg:y="3.5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4" draw:text-style-name="P3" svg:width="0.398cm" svg:height="0.398cm" svg:x="1.3cm" svg:y="3.8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"><draw:custom-shape draw:name="Form1" draw:style-name="gr2" svg:width="1.027cm" svg:height="1.026cm" svg:x="3.433cm" svg:y="3.6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2" draw:style-name="gr18" draw:text-style-name="P2" svg:width="0.461cm" svg:height="0.99cm" draw:transform="rotate (0.785398163397448) translate (3.77748611111111cm 4.2703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draw:g><draw:g text:anchor-type="paragraph" draw:z-index="30" draw:style-name="gr1"><draw:g draw:style-name="gr10"><draw:custom-shape draw:name="Form3" draw:style-name="gr11" svg:width="1.103cm" svg:height="6.813cm" draw:transform="rotate (0.767944870877505) translate (18.70075cm 5.60034722222222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3" draw:style-name="gr11" svg:width="1.103cm" svg:height="6.813cm" draw:transform="rotate (-0.785398163397448) translate (23.5002916666667cm 4.78190277777778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ellipse draw:name="Form6" draw:style-name="gr12" draw:text-style-name="P4" svg:width="1.964cm" svg:height="1.92cm" svg:x="22.574cm" svg:y="4.547cm" draw:kind="arc" draw:start-angle="328.91" draw:end-angle="270.63"><text:p/></draw:ellipse><draw:ellipse draw:name="Form6" draw:style-name="gr12" draw:text-style-name="P4" svg:width="1.964cm" svg:height="1.92cm" svg:x="18.318cm" svg:y="8.78cm" draw:kind="arc" draw:start-angle="328.91" draw:end-angle="270.63"><text:p/></draw:ellipse><draw:custom-shape draw:name="Form3" draw:style-name="gr13" draw:text-style-name="P3" svg:width="0.198cm" svg:height="0.198cm" svg:x="19.304cm" svg:y="9.5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3" svg:width="0.198cm" svg:height="0.198cm" svg:x="19.362cm" svg:y="5.5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3" svg:width="0.198cm" svg:height="0.198cm" svg:x="23.375cm" svg:y="5.4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3" draw:style-name="gr13" draw:text-style-name="P3" svg:width="0.198cm" svg:height="0.198cm" svg:x="23.375cm" svg:y="9.6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name="Form6" draw:style-name="gr14" draw:text-style-name="P4" svg:width="1.964cm" svg:height="1.92cm" svg:x="18.473cm" svg:y="4.621cm" draw:kind="arc" draw:start-angle="328.91" draw:end-angle="270.63"><text:p/></draw:ellipse><draw:ellipse draw:name="Form6" draw:style-name="gr14" draw:text-style-name="P4" svg:width="1.964cm" svg:height="1.92cm" svg:x="22.53cm" svg:y="8.826cm" draw:kind="arc" draw:start-angle="328.91" draw:end-angle="270.63"><text:p/></draw:ellipse><draw:frame draw:name="Form4" draw:style-name="gr15" draw:text-style-name="P6" svg:width="0.853cm" svg:height="0.646cm" svg:x="19.286cm" svg:y="5.011cm"><draw:text-box><text:p>FL</text:p></draw:text-box></draw:frame><draw:frame draw:name="Form4" draw:style-name="gr15" draw:text-style-name="P6" svg:width="0.853cm" svg:height="0.646cm" svg:x="23.285cm" svg:y="4.939cm"><draw:text-box><text:p>FR</text:p></draw:text-box></draw:frame><draw:frame draw:name="Form4" draw:style-name="gr15" draw:text-style-name="P6" svg:width="0.853cm" svg:height="0.646cm" svg:x="19.429cm" svg:y="9.01cm"><draw:text-box><text:p>RL</text:p></draw:text-box></draw:frame><draw:frame draw:name="Form4" draw:style-name="gr15" draw:text-style-name="P6" svg:width="0.853cm" svg:height="0.646cm" svg:x="23.045cm" svg:y="9.098cm"><draw:text-box><text:p>RR</text:p></draw:text-box></draw:frame></draw:g><draw:frame text:anchor-type="paragraph" draw:z-index="27" draw:name="Form1" draw:style-name="gr7" draw:text-style-name="P5" svg:width="4.479cm" svg:height="1.02cm" svg:x="0.536cm" svg:y="0.437cm"><draw:text-box><text:p text:style-name="P4"><text:span text:style-name="T1">Fernbedienung</text:span></text:p><text:p text:style-name="P4">Links <text:tab/> <text:s/><text:tab/>Rechts</text:p></draw:text-box></draw:frame><draw:frame text:anchor-type="paragraph" draw:z-index="29" draw:name="Form3" draw:style-name="gr19" draw:text-style-name="P6" svg:width="10.067cm" svg:height="12.766cm" svg:x="7.892cm" svg:y="0.741cm"><draw:text-box><text:p><text:span text:style-name="T1">FL</text:span><text:span text:style-name="T1"><text:tab/></text:span><text:span text:style-name="T1"><text:tab/></text:span><text:span text:style-name="T1"><text:tab/></text:span><text:span text:style-name="T1">FR</text:span><text:span text:style-name="T1"><text:tab/></text:span><text:span text:style-name="T1"><text:tab/></text:span><text:span text:style-name="T1">RL</text:span><text:span text:style-name="T1"><text:tab/></text:span><text:span text:style-name="T1"><text:tab/></text:span><text:span text:style-name="T1">RR</text:span></text:p><text:p/><text:p/><text:p><text:span text:style-name="T1"/></text:p><text:p><text:span text:style-name="T1"/></text:p><text:p><text:span text:style-name="T1"/></text:p><text:p><text:span text:style-name="T3">⇓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/text:p><text:p><text:span text:style-name="T3"/></text:p><text:p><text:span text:style-name="T3"/></text:p><text:p><text:span text:style-name="T3"/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/></text:p><text:p><text:span text:style-name="T3"/></text:p><text:p><text:span text:style-name="T3">⇑</text:span><text:span text:style-name="T3"><text:tab/>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/text:p><text:p><text:span text:style-name="T3"/></text:p><text:p><text:span text:style-name="T3"/></text:p><text:p><text:span text:style-name="T3"/></text:p><text:p><text:span text:style-name="T3"/></text:p><text:p><text:span text:style-name="T3">⇓</text:span><text:span text:style-name="T3"><text:tab/></text:span><text:span text:style-name="T3"><text:tab/></text:span><text:span text:style-name="T3"><text:tab/></text:span><text:span text:style-name="T3">⇑</text:span><text:span text:style-name="T3"><text:tab/></text:span><text:span text:style-name="T3"><text:tab/></text:span><text:span text:style-name="T3">⇓</text:span><text:span text:style-name="T3"><text:tab/></text:span><text:span text:style-name="T3"><text:tab/></text:span><text:span text:style-name="T3">⇓</text:span></text:p><text:p><text:span text:style-name="T3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3:36:13.916000000</meta:creation-date>
    <dc:date>2019-02-25T18:17:43.841000000</dc:date>
    <meta:editing-duration>PT43M58S</meta:editing-duration>
    <meta:editing-cycles>11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